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ules_version = '2';</text:p>
      <text:p text:style-name="Standard"/>
      <text:p text:style-name="Standard">service cloud.firestore {</text:p>
      <text:p text:style-name="Standard"><text:s text:c="2"/>match /databases/{database}/documents {</text:p>
      <text:p text:style-name="Standard"/>
      <text:p text:style-name="Standard"><text:s text:c="4"/>function isAuthenticated() {</text:p>
      <text:p text:style-name="Standard"><text:s text:c="6"/>return request.auth != null;</text:p>
      <text:p text:style-name="Standard"><text:s text:c="4"/>}</text:p>
      <text:p text:style-name="Standard"/>
      <text:p text:style-name="Standard"><text:s text:c="4"/>function memberDoc(listId) {</text:p>
      <text:p text:style-name="Standard"><text:s text:c="6"/>return /databases/$(database)/documents/lists/$(listId)/members/$(request.auth.uid);</text:p>
      <text:p text:style-name="Standard"><text:s text:c="4"/>}</text:p>
      <text:p text:style-name="Standard"/>
      <text:p text:style-name="Standard"><text:s text:c="4"/>function isMember(listId) {</text:p>
      <text:p text:style-name="Standard"><text:s text:c="6"/>return isAuthenticated()</text:p>
      <text:p text:style-name="Standard"><text:s text:c="8"/>&amp;&amp; exists(memberDoc(listId));</text:p>
      <text:p text:style-name="Standard"><text:s text:c="4"/>}</text:p>
      <text:p text:style-name="Standard"/>
      <text:p text:style-name="Standard"><text:s text:c="4"/>function hasRole(listId, role) {</text:p>
      <text:p text:style-name="Standard"><text:s text:c="6"/>return isMember(listId)</text:p>
      <text:p text:style-name="Standard"><text:s text:c="8"/>&amp;&amp; get(memberDoc(listId)).data.role == role;</text:p>
      <text:p text:style-name="Standard"><text:s text:c="4"/>}</text:p>
      <text:p text:style-name="Standard"/>
      <text:p text:style-name="Standard"><text:s text:c="4"/>function isOwner(listId) {</text:p>
      <text:p text:style-name="Standard"><text:s text:c="6"/>return hasRole(listId, "owner");</text:p>
      <text:p text:style-name="Standard"><text:s text:c="4"/>}</text:p>
      <text:p text:style-name="Standard"/>
      <text:p text:style-name="Standard"><text:s text:c="4"/>function listDoc(listId) {</text:p>
      <text:p text:style-name="Standard"><text:s text:c="6"/>return /databases/$(database)/documents/lists/$(listId);</text:p>
      <text:p text:style-name="Standard"><text:s text:c="4"/>}</text:p>
      <text:p text:style-name="Standard"/>
      <text:p text:style-name="Standard"><text:s text:c="4"/>function listIsOpen(listId) {</text:p>
      <text:p text:style-name="Standard"><text:s text:c="6"/>return get(listDoc(listId)).data.status == "open";</text:p>
      <text:p text:style-name="Standard"><text:s text:c="4"/>}</text:p>
      <text:p text:style-name="Standard"/>
      <text:p text:style-name="Standard"><text:s text:c="4"/>// ============================================================</text:p>
      <text:p text:style-name="Standard"><text:s text:c="4"/>// LISTS</text:p>
      <text:p text:style-name="Standard"><text:s text:c="4"/>// ============================================================</text:p>
      <text:p text:style-name="Standard"/>
      <text:p text:style-name="Standard"><text:s text:c="4"/>match /lists/{listId} {</text:p>
      <text:p text:style-name="Standard"/>
      <text:p text:style-name="Standard"><text:s text:c="6"/>allow create: if isAuthenticated()</text:p>
      <text:p text:style-name="Standard"><text:s text:c="8"/>&amp;&amp; request.resource.data.ownerId == request.auth.uid</text:p>
      <text:p text:style-name="Standard"><text:s text:c="8"/>&amp;&amp; request.resource.data.status == "open"</text:p>
      <text:p text:style-name="Standard"><text:s text:c="8"/>&amp;&amp; request.resource.data.expiresAt is timestamp;</text:p>
      <text:p text:style-name="Standard"/>
      <text:p text:style-name="Standard"><text:s text:c="6"/>// 🔥 Wichtig: Owner darf lesen auch wenn Member noch nicht existiert</text:p>
      <text:p text:style-name="Standard"><text:s text:c="6"/>allow read: if isMember(listId)</text:p>
      <text:p text:style-name="Standard"><text:s text:c="18"/>|| request.auth.uid == resource.data.ownerId;</text:p>
      <text:p text:style-name="Standard"/>
      <text:p text:style-name="Standard"><text:s text:c="6"/>allow update: if isOwner(listId)</text:p>
      <text:p text:style-name="Standard"><text:s text:c="8"/>&amp;&amp; request.resource.data.createdAt == resource.data.createdAt</text:p>
      <text:p text:style-name="Standard"><text:s text:c="8"/>&amp;&amp; request.resource.data.status in ["open", "final", "closed"]</text:p>
      <text:p text:style-name="Standard"><text:s text:c="8"/>&amp;&amp; (</text:p>
      <text:p text:style-name="Standard"><text:s text:c="13"/>request.resource.data.status == "closed"</text:p>
      <text:p text:style-name="Standard"><text:s text:c="13"/>|| request.resource.data.expiresAt is timestamp</text:p>
      <text:p text:style-name="Standard"><text:s text:c="11"/>);</text:p>
      <text:p text:style-name="Standard"/>
      <text:p text:style-name="Standard"><text:s text:c="6"/>allow delete: if isOwner(listId);</text:p>
      <text:p text:style-name="Standard"><text:s text:c="4"/>}</text:p>
      <text:p text:style-name="Standard"/>
      <text:p text:style-name="Standard"><text:s text:c="4"/>// ============================================================</text:p>
      <text:p text:style-name="Standard"><text:s text:c="4"/>// INVITES</text:p>
      <text:p text:style-name="Standard"><text:s text:c="4"/>// ============================================================</text:p>
      <text:p text:style-name="Standard"/>
      <text:p text:style-name="Standard"><text:s text:c="4"/>match /lists/{listId}/invites/{inviteId} {</text:p>
      <text:p text:style-name="Standard"/>
      <text:p text:style-name="Standard"><text:s text:c="6"/>allow create, read, update, delete: if isOwner(listId);</text:p>
      <text:p text:style-name="Standard"/>
      <text:p text:style-name="Standard"><text:s text:c="6"/>allow read: if isAuthenticated();</text:p>
      <text:p text:style-name="Standard"/>
      <text:p text:style-name="Standard"><text:s text:c="6"/>allow update: if isAuthenticated()</text:p>
      <text:p text:style-name="Standard"><text:soft-page-break/><text:s text:c="8"/>&amp;&amp; resource.data.used == false</text:p>
      <text:p text:style-name="Standard"><text:s text:c="8"/>&amp;&amp; request.resource.data.used == true</text:p>
      <text:p text:style-name="Standard"><text:s text:c="8"/>&amp;&amp; request.resource.data.role == resource.data.role</text:p>
      <text:p text:style-name="Standard"><text:s text:c="8"/>&amp;&amp; request.resource.data.createdBy == resource.data.createdBy;</text:p>
      <text:p text:style-name="Standard"><text:s text:c="4"/>}</text:p>
      <text:p text:style-name="Standard"/>
      <text:p text:style-name="Standard"><text:s text:c="4"/>// ============================================================</text:p>
      <text:p text:style-name="Standard"><text:s text:c="4"/>// MEMBERS</text:p>
      <text:p text:style-name="Standard"><text:s text:c="4"/>// ============================================================</text:p>
      <text:p text:style-name="Standard"/>
      <text:p text:style-name="Standard"><text:s text:c="4"/>match /lists/{listId}/members/{uid} {</text:p>
      <text:p text:style-name="Standard"/>
      <text:p text:style-name="Standard"><text:s text:c="6"/>allow read: if isMember(listId);</text:p>
      <text:p text:style-name="Standard"/>
      <text:p text:style-name="Standard"><text:s text:c="6"/>allow create: if isAuthenticated()</text:p>
      <text:p text:style-name="Standard"><text:s text:c="8"/>&amp;&amp; request.auth.uid == uid;</text:p>
      <text:p text:style-name="Standard"/>
      <text:p text:style-name="Standard"><text:s text:c="6"/>allow update: if isOwner(listId);</text:p>
      <text:p text:style-name="Standard"/>
      <text:p text:style-name="Standard"><text:s text:c="6"/>allow delete: if isOwner(listId);</text:p>
      <text:p text:style-name="Standard"><text:s text:c="4"/>}</text:p>
      <text:p text:style-name="Standard"/>
      <text:p text:style-name="Standard"><text:s text:c="4"/>// ============================================================</text:p>
      <text:p text:style-name="Standard"><text:s text:c="4"/>// ITEMS</text:p>
      <text:p text:style-name="Standard"><text:s text:c="4"/>// ============================================================</text:p>
      <text:p text:style-name="Standard"/>
      <text:p text:style-name="Standard"><text:s text:c="4"/>match /lists/{listId}/items/{itemId} {</text:p>
      <text:p text:style-name="Standard"/>
      <text:p text:style-name="Standard"><text:s text:c="6"/>allow read: if isMember(listId);</text:p>
      <text:p text:style-name="Standard"/>
      <text:p text:style-name="Standard"><text:s text:c="6"/>allow create, update:</text:p>
      <text:p text:style-name="Standard"><text:s text:c="8"/>if (hasRole(listId, "owner")</text:p>
      <text:p text:style-name="Standard"><text:s text:c="12"/>|| hasRole(listId, "editor"))</text:p>
      <text:p text:style-name="Standard"><text:s text:c="11"/>&amp;&amp; listIsOpen(listId);</text:p>
      <text:p text:style-name="Standard"/>
      <text:p text:style-name="Standard"><text:s text:c="6"/>allow delete: if false;</text:p>
      <text:p text:style-name="Standard"><text:s text:c="4"/>}</text:p>
      <text:p text:style-name="Standard"><text:s text:c="2"/>}</text:p>
      <text:p text:style-name="Standard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Helvetica" fo:font-size="10pt" fo:language="de" fo:country="D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2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Helvetica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Helvetica" fo:font-size="10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Helvetica" fo:font-size="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hristian Glatschke</meta:initial-creator>
    <meta:creation-date>2026-03-01T12:52:11</meta:creation-date>
    <meta:document-statistic meta:table-count="0" meta:image-count="0" meta:object-count="0" meta:page-count="2" meta:paragraph-count="81" meta:word-count="239" meta:character-count="3022"/>
    <dc:date>2026-03-01T12:52:41</dc:date>
    <dc:creator>Christian Glatschke</dc:creator>
    <meta:editing-duration>PT31S</meta:editing-duration>
    <meta:editing-cycles>1</meta:editing-cycles>
    <meta:generator>OpenOffice/4.1.16$Unix OpenOffice.org_project/4116m3$Build-9816</meta:generator>
  </office:meta>
</office:document-meta>
</file>